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chipinti Michelangelo<text:tab/><text:tab/>5° SA<text:tab/><text:tab/><text:tab/><text:tab/>12/10/2016</text:p>
      <text:p text:style-name="P1"/>
      <text:p text:style-name="P1"><text:tab/><text:tab/><text:tab/><text:tab/></text:p>
      <text:p text:style-name="P2">VIVAIO (modello logico)</text:p>
      <text:p text:style-name="P2"/>
      <text:list xml:id="list7575484451597321195" text:style-name="L1">
        <text:list-item>
          <text:p text:style-name="P3">FORNITORE{p_iva(PRIMARY KEY); rag_sociale(varChar); indirizzo(varChar); telefono(varChar) }</text:p>
        </text:list-item>
        <text:list-item>
          <text:p text:style-name="P3">CLIENTE{cf(PRIMARY KEY); carta_fedelta(varChar); indirizzo(varChar); nome(varChar); cognome(varChar); telefono(varChar)}</text:p>
        </text:list-item>
        <text:list-item>
          <text:p text:style-name="P3">PRODOTTO{cod_interno(PRIMARY KEY); cod_fornitore(varChar); costo(float); iva(integer)}</text:p>
        </text:list-item>
        <text:list-item>
          <text:p text:style-name="P3">ACCESSORIO{cod_Interno(PRIMARY KEY); imballo(integer); ean(integer); descrizione(varChar); tipologia(varChar); foto(varChar)}</text:p>
        </text:list-item>
        <text:list-item>
          <text:p text:style-name="P3">PIANTA_DA_FRUTTO{cod_Interno(PRIMARY KEY); tipo_frutto(varChar); altezza_max(float); vita_mesi(integer); stag_impianto(varChar); foto(varChar)}</text:p>
        </text:list-item>
        <text:list-item>
          <text:p text:style-name="P3"><text:s/>PIANTA_DA_FIORE{cod_Interno(PRIMARY KEY); tipo_fiore(varChar); rampicante(boolean); sempreverde(boolean); stag_impianto(varChar); foto(varChar)}</text:p>
        </text:list-item>
        <text:list-item>
          <text:p text:style-name="P3">DIPENDENTE{cod_badge(PRIMARY KEY); <text:s text:c="2"/>indirizzo(varChar); nome(varChar); cognome(varChar); telefono(varChar); titolo_studio(varChar); mansione(varChar)}</text:p>
        </text:list-item>
        <text:list-item>
          <text:p text:style-name="P3">ESTERNO{cod_badge(PRIMARY KEY); orario(float); costo_orario(float); ag_interinale(varChar); durata_contratto(integer)}</text:p>
        </text:list-item>
        <text:list-item>
          <text:p text:style-name="P3">INTERNO{cod_badge(PRIMARY KEY); orario(float); inquadramento(varChar); livello_ccnl(varChar); stipendio(float)}</text:p>
        </text:list-item>
        <text:list-item>
          <text:p text:style-name="P3">ARTIGIANO{p_iva(PRIMARY KEY); rag_sociale(varChar); indirizzo(varChar); telefono(varChar); costo_orario(float); specializzazione(varChar)}</text:p>
        </text:list-item>
        <text:list-item>
          <text:p text:style-name="P3">VENDITE_PRODOTTO{num_riga(PRIMARY KEY); quantita(integer); data_vendita(varchar); totale(float); <text:s/>cod_interno(FOREIGN KEY); cf_cliente(FOREIGN KEY)}</text:p>
        </text:list-item>
        <text:list-item>
          <text:p text:style-name="P3">VENDITE_SERVIZIO{num_riga(PRIMARY KEY); quantita(integer); data_vendita(varchar); totale(float); <text:s/>cod_interno(FOREIGN KEY); cf_cliente(FOREIGN KEY)}</text:p>
        </text:list-item>
        <text:list-item>
          <text:p text:style-name="P3">ACQUISTI_PRODOTTO{num_riga(PRIMARY KEY); quantita(integer); data_acquisto(varchar); totale(float); cod_interno(FOREIGN KEY); p_iva(FOREIGN KEY); cod_badge(FOREIGN KEY); }</text:p>
        </text:list-item>
        <text:list-item>
          <text:p text:style-name="P3">TIPO_SERVIZIO{cod_Interno(PRIMARY KEY); costo_orario(float); costo_mq(float); tipologia(varChar); iva(integer); cod_badge(FOREIGN KEY)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0:46:10.096490291</meta:creation-date>
    <dc:date>2016-10-17T15:17:40.21</dc:date>
    <meta:editing-duration>PT2H8M35S</meta:editing-duration>
    <meta:editing-cycles>20</meta:editing-cycles>
    <meta:generator>OpenOffice/4.1.1$Win32 OpenOffice.org_project/411m6$Build-9775</meta:generator>
    <dc:creator>twisterforever </dc:creator>
    <meta:document-statistic meta:table-count="0" meta:image-count="0" meta:object-count="0" meta:page-count="1" meta:paragraph-count="17" meta:word-count="126" meta:character-count="1914"/>
  </office:meta>
</office:document-meta>
</file>